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>
          <style:tab-stop style:position="0.1437in"/>
        </style:tab-stops>
      </style:paragraph-properties>
    </style:style>
    <style:style style:name="P5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6" style:family="paragraph" style:parent-style-name="Standard">
      <style:paragraph-properties fo:margin-left="0.3819in" fo:margin-right="0in" fo:text-align="justify" style:justify-single-word="false" fo:text-indent="0.0756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3819in" fo:margin-right="0in" fo:text-align="justify" style:justify-single-word="false" fo:text-indent="0.0602in" style:auto-text-indent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13" style:family="paragraph" style:parent-style-name="Standard">
      <style:paragraph-properties fo:margin-left="0.3819in" fo:margin-right="0in" fo:text-align="justify" style:justify-single-word="false" fo:text-indent="0.0602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7">1.<text:tab/>WebService oldal - Java</text:p>
      <text:p text:style-name="P3"/>
      <text:p text:style-name="P9">Miután elkészítettük a <text:span text:style-name="T1">Dynamic Web Project-et</text:span> nekiállhatunk készíteni az a webservice programunkat a <text:span text:style-name="T1">Java Resources/src</text:span> könyvtárban. A következő példában létrehozunk egy CalculatorService nevezetű szervízt és három függvényt. A <text:span text:style-name="T1">sum</text:span>() nevezetű összeaddja a paraméterként kapott két numerikus értéket és visszaadja a hívónak. Az <text:span text:style-name="T1">echo</text:span>() nevezetű a paraméterként kapott két sztringet összefogja és egy Hello: karaktersorozathoz fűzés után visszaadja. Végül a <text:span text:style-name="T1">print</text:span>() függvény meghívására egy adott karaktersorozatot szolgáltat vissza.</text:p>
      <text:p text:style-name="P9"/>
      <text:p text:style-name="P9"/>
      <text:p text:style-name="P5">package hu.akoel.tdc;</text:p>
      <text:p text:style-name="P5"/>
      <text:p text:style-name="P5">import javax.jws.WebMethod;</text:p>
      <text:p text:style-name="P5">import javax.jws.WebParam;</text:p>
      <text:p text:style-name="P5">import javax.jws.WebService;</text:p>
      <text:p text:style-name="P5"/>
      <text:p text:style-name="P5">@WebService(name = "Calculator", serviceName ="<text:span text:style-name="T1">CalculatorService</text:span>", portName ="CalculatorPort", targetNamespace="http://tempuri.org")</text:p>
      <text:p text:style-name="P5">public class Calculator {</text:p>
      <text:p text:style-name="P5"/>
      <text:p text:style-name="P5"><text:tab/>@WebMethod()</text:p>
      <text:p text:style-name="P5"><text:tab/>public double <text:span text:style-name="T1">sum</text:span>( @WebParam(name="arg0") double num1, @WebParam(name="arg1") double num2){</text:p>
      <text:p text:style-name="P5"><text:tab/><text:tab/>return num1 + num2;</text:p>
      <text:p text:style-name="P5"><text:tab/>}</text:p>
      <text:p text:style-name="P5"><text:tab/></text:p>
      <text:p text:style-name="P5"><text:tab/>@WebMethod()</text:p>
      <text:p text:style-name="P5"><text:tab/>public String <text:span text:style-name="T1">echo</text:span>( @WebParam(name="name") String name, @WebParam(name="title") String title ){</text:p>
      <text:p text:style-name="P5"><text:tab/><text:tab/>return "Hello: " + name + "-" + title;</text:p>
      <text:p text:style-name="P5"><text:tab/>}</text:p>
      <text:p text:style-name="P5"><text:tab/></text:p>
      <text:p text:style-name="P5"><text:tab/>@WebMethod()</text:p>
      <text:p text:style-name="P5"><text:tab/>public String <text:span text:style-name="T1">print</text:span>(){</text:p>
      <text:p text:style-name="P5"><text:tab/><text:tab/>return "Legyen mar valami";</text:p>
      <text:p text:style-name="P5"><text:tab/>}</text:p>
      <text:p text:style-name="P5">}</text:p>
      <text:p text:style-name="P3"/>
      <text:p text:style-name="P4"><text:span text:style-name="T3">Ezek után jobb-egérgomb-bal klikkelj a projekt névre és a felbukkanó menüben válaszd a: </text:span><text:span text:style-name="T4">Run as &gt; Run on Server</text:span><text:span text:style-name="T3"> menüpontot. </text:span></text:p>
      <text:p text:style-name="P10">Menj végig a pontokon. Ez el fogja indítani a szervert.</text:p>
      <text:p text:style-name="P10">Most ellenőrizheted a WebService működését browseren keresztűl a wsdl lekérésével. Annyit kell tenned, hogy a Browser címsorába beírod a következőt</text:p>
      <text:p text:style-name="P10"/>
      <text:p text:style-name="P5">http://localhost:8080/hu.akoel.tdc/CalculatorService?wsdl</text:p>
      <text:p text:style-name="P10"/>
      <text:p text:style-name="P10">Ha megjelenik az újonnan készített szerviz wsdl-je, akkor rendben van. Lehetőség van a függvények tesztelésére is:</text:p>
      <text:p text:style-name="P10"/>
      <text:p text:style-name="P3"><text:span text:style-name="T3"><text:s/></text:span><text:span text:style-name="T4">Run &gt; Lanch Web Services Explorer</text:span><text:span text:style-name="T3"> menü hatására megjelenik a Web Services Explorer ablak. Itt kattints rá a </text:span><text:span text:style-name="T4">WSDL page</text:span><text:span text:style-name="T3"> ikonra, ami a tab jobb felső sarkában helyezkedik el. Ennek hatására a Navigátorban már a </text:span><text:span text:style-name="T4">WSDL main</text:span><text:span text:style-name="T3"> elem szerepel az UDDI Main helyett.</text:span></text:p>
      <text:p text:style-name="P3"><text:span text:style-name="T3">Rákattintva erre a WSDL Main elemre Az Action ablakban megadhatjuk a wsdl cimet: </text:span><text:a xlink:type="simple" xlink:href="http://localhost:8080/hu.akoel.tdc/CalculatorService?wsdl"><text:span text:style-name="T2">http://localhost:8080/hu.akoel.tdc/CalculatorService?wsdl</text:span></text:a><text:span text:style-name="T3"> majd kattintsunk a Go gombra. </text:span></text:p>
      <text:p text:style-name="P3"><text:span text:style-name="T3">Megjelenik egy táblázatban a három függvény, amik közül kattintsunk a </text:span><text:span text:style-name="T4">sum</text:span><text:span text:style-name="T3"> függvényre. Ekkor megjelenik a két paraméter számára két mező, melybe bele írhatunk 1-1 számot, majd a </text:span><text:span text:style-name="T4">Go</text:span><text:span text:style-name="T3"> gombra kattintva megkapjuk az eredményt a Status szekcióban</text:span></text:p>
      <text:p text:style-name="P11"/>
      <text:p text:style-name="P11"/>
      <text:p text:style-name="P10"/>
      <text:p text:style-name="P7"/>
      <text:p text:style-name="P8">2.<text:tab/>Kliens oldal - php</text:p>
      <text:p text:style-name="P3"/>
      <text:p text:style-name="P9">PHP oldalon rendkívül egyszerű a WebService elérése. Próbálta javascript segítségével is meghívni, de nem működött. </text:p>
      <text:p text:style-name="P13"/>
      <text:p text:style-name="P5">&lt;?php </text:p>
      <text:p text:style-name="P5"><text:tab/> </text:p>
      <text:p text:style-name="P5"><text:tab/>try{ </text:p>
      <text:p text:style-name="P5"><text:tab/><text:tab/>$sClient = new SoapClient('http://localhost:8080/hu.akoel.tdc/CalculatorService?wsdl' ); </text:p>
      <text:p text:style-name="P5"><text:tab/><text:tab/>$response = $sClient-&gt;echo( array( 'name' =&gt; $_REQUEST[ 'name' ], <text:s/>'title' =&gt; $_REQUEST[ 'title' ] <text:s/>) ); </text:p>
      <text:p text:style-name="P5"/>
      <text:p text:style-name="P5">//<text:tab/><text:tab/>$response = $sClient-&gt;sum(array('arg0' =&gt; 1.1, 'arg1' =&gt; 2.2 <text:s text:c="2"/>) );</text:p>
      <text:p text:style-name="P5">//<text:tab/><text:tab/>$response = $sClient-&gt;echo( array( 'name' =&gt; 'Kovacs', <text:s/>'title' =&gt; 'dr' ) );<text:tab/> </text:p>
      <text:p text:style-name="P5">//<text:tab/><text:tab/>$response = $sClient-&gt;print( array( ) ); </text:p>
      <text:p text:style-name="P5"/>
      <text:p text:style-name="P5"><text:tab/><text:tab/>echo $response-&gt;return;</text:p>
      <text:p text:style-name="P5"><text:tab/><text:tab/></text:p>
      <text:p text:style-name="P5">//<text:tab/><text:tab/>foreach( $response as $res ){ </text:p>
      <text:p text:style-name="P5">//<text:tab/><text:tab/><text:tab/>echo $res; </text:p>
      <text:p text:style-name="P5">//<text:tab/><text:tab/>}<text:tab/> </text:p>
      <text:p text:style-name="P5"/>
      <text:p text:style-name="P5"><text:tab/>} catch(SoapFault $e){ </text:p>
      <text:p text:style-name="P5"><text:tab/><text:tab/>var_dump($e); </text:p>
      <text:p text:style-name="P5"><text:tab/>}<text:tab/> </text:p>
      <text:p text:style-name="P5">?&gt;<text:tab/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05T23:36:06</dc:date>
    <meta:editing-duration>PT19H55M24S</meta:editing-duration>
    <meta:editing-cycles>58</meta:editing-cycles>
    <meta:generator>LibreOffice/3.5$Linux_x86 LibreOffice_project/350m1$Build-2</meta:generator>
    <meta:document-statistic meta:table-count="0" meta:image-count="0" meta:object-count="0" meta:page-count="2" meta:paragraph-count="50" meta:word-count="396" meta:character-count="3000" meta:non-whitespace-character-count="2586"/>
  </office:meta>
</office:document-meta>
</file>